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 fo:language="es" fo:country="MX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2" style:family="table-row">
      <style:table-row-properties style:row-height="0.5493in" style:use-optimal-row-height="false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P105" style:parent-style-name="Standard" style:family="paragraph">
      <style:text-properties style:font-name="Calibri" fo:color="#000000" fo:font-size="26pt" style:font-size-asian="26pt"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min-width="0in" fo:min-height="7.40278in" fo:wrap-option="wrap" fo:padding-top="0.05in" fo:padding-bottom="0.05in" fo:padding-left="0.1in" fo:padding-right="0.1in" draw:textarea-vertical-align="top" style:wrap="run-through" style:run-through="foreground" style:writing-mode="lr-tb" draw:fill="none" draw:stroke="solid" svg:stroke-width="0.01378in" svg:stroke-color="#3465a4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708in" svg:y1="0.23681in" svg:x2="7.27569in" svg:y2="0.23681in" draw:z-index="251660288" draw:id="id0" draw:style-name="a1" draw:name="Conector recto 114" text:anchor-type="paragraph"><svg:desc/><text:p text:style-name="Normal"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>Cruz Carlon Juan Alfredo M.C.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>110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>1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>Moreno Martínez Ingrid Zacnité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>1er Semestre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P88">21 Agosto 2017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</text:span><text:span text:style-name="T94">s</text:span><text:span text:style-name="T95">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/>
      <text:p text:style-name="P104"/>
      <text:p text:style-name="P105"><text:tab/><text:tab/><text:tab/><text:tab/><text:tab/>CALIFICACIÓN: __________</text:p>
      <text:p text:style-name="P106"/>
      <text:p text:style-name="P107"/>
      <text:p text:style-name="P108">¿Para qué me serviría Github en clase?</text:p>
      <text:p text:style-name="P109"/>
      <text:p text:style-name="P110">Casi siempre en los trabajos en equipo existen muchos conflictos por los detalles que anexamos al trabajo principal, no nos comprendemos que hacen nuestros compañeros exactamente, y hay también hay errores, como trabajar sobre un trabajo anterior, así, no tomando en cuenta el trabajo que hizo nuestro compañero anterior y puede que queden huecos sin información en el trabajo final.</text:p>
      <text:p text:style-name="P111"/>
      <text:p text:style-name="P112">También a veces borramos información por accidente, inconscientemente, por problemas con la electricidad en donde estemos trabajando, etc. O peor, entra un virus en el archivo y el trabajo se pierde completamente.</text:p>
      <text:p text:style-name="P113"/>
      <text:p text:style-name="P114">En ocasiones, hacemos un archivo, nos damos cuenta que estaba incorrecto borramos la información, pero después te das cuenta que sí estabas bien. Entonces tienes que volver a hacerlo, y posiblemente al momento de repetirlo, se te pasen ciertos puntos, ideas, frases, etc.<text:s/></text:p>
      <text:p text:style-name="P115"/>
      <text:p text:style-name="P116">Para estos casos, es una buena herramienta Github, nos acerca un poco más a nuestros compañeros de trabajo, y nos mantiene más en vivo de que se está haciendo en el trabajo en equipo. Casi como si estuviéramos juntos, y siempre estuviésemos tomando nota de cada pequeño paso, correcto o incorrecto.<text:s/></text:p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1972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nya</meta:initial-creator>
    <dc:creator>jose moreno</dc:creator>
    <meta:creation-date>2017-08-21T03:59:00Z</meta:creation-date>
    <dc:date>2017-08-21T04:02:00Z</dc:date>
    <meta:template xlink:href="Normal" xlink:type="simple"/>
    <meta:editing-cycles>3</meta:editing-cycles>
    <meta:editing-duration>PT180S</meta:editing-duration>
    <meta:document-statistic meta:page-count="2" meta:paragraph-count="3" meta:word-count="252" meta:character-count="1640" meta:row-count="11" meta:non-whitespace-character-count="1391"/>
  </office:meta>
</office:document-meta>
</file>